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/>
    </style:style>
    <style:style style:name="P2" style:family="paragraph" style:parent-style-name="Standard">
      <style:text-properties style:font-name="Ubuntu Condensed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03c9c8" officeooo:paragraph-rsid="0003c9c8"/>
    </style:style>
    <style:style style:name="P4" style:family="paragraph" style:parent-style-name="Standard">
      <style:text-properties style:font-name="Ubuntu Condensed" officeooo:rsid="0001d259" officeooo:paragraph-rsid="0001d259"/>
    </style:style>
    <style:style style:name="P5" style:family="paragraph" style:parent-style-name="Standard">
      <style:text-properties style:font-name="Ubuntu Condensed" officeooo:paragraph-rsid="0001d259"/>
    </style:style>
    <style:style style:name="P6" style:family="paragraph" style:parent-style-name="Standard">
      <style:text-properties style:font-name="Ubuntu Condensed" officeooo:paragraph-rsid="0003c9c8"/>
    </style:style>
    <style:style style:name="P7" style:family="paragraph" style:parent-style-name="Standard">
      <style:text-properties style:font-name="Ubuntu Condensed" officeooo:rsid="0003c9c8" officeooo:paragraph-rsid="0003c9c8"/>
    </style:style>
    <style:style style:name="P8" style:family="paragraph" style:parent-style-name="Standard">
      <style:paragraph-properties fo:text-align="center" style:justify-single-word="false"/>
      <style:text-properties style:font-name="Ubuntu Condensed" style:text-underline-style="none" officeooo:rsid="0003c9c8" officeooo:paragraph-rsid="0003c9c8"/>
    </style:style>
    <style:style style:name="P9" style:family="paragraph" style:parent-style-name="Standard">
      <style:text-properties style:font-name="Ubuntu Condensed" style:text-underline-style="none" officeooo:paragraph-rsid="0003c9c8"/>
    </style:style>
    <style:style style:name="P10" style:family="paragraph" style:parent-style-name="Standard">
      <style:paragraph-properties fo:text-align="center" style:justify-single-word="false"/>
      <style:text-properties style:font-name="Ubuntu Condensed" fo:font-size="16pt" style:text-underline-style="none" officeooo:rsid="0003c9c8" officeooo:paragraph-rsid="0003c9c8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Ubuntu Condensed" fo:font-size="16pt" style:text-underline-style="none" fo:font-weight="bold" officeooo:rsid="0003c9c8" officeooo:paragraph-rsid="0003c9c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 Condensed" fo:font-size="15pt" fo:font-style="normal" style:text-underline-style="solid" style:text-underline-width="auto" style:text-underline-color="font-color" fo:font-weight="bold" officeooo:rsid="0003c9c8" officeooo:paragraph-rsid="0003c9c8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style:font-name="Ubuntu Condensed"/>
    </style:style>
    <style:style style:name="P14" style:family="paragraph" style:parent-style-name="Standard">
      <style:text-properties style:font-name="Ubuntu Condensed" officeooo:rsid="0003c9c8" officeooo:paragraph-rsid="0003c9c8"/>
    </style:style>
    <style:style style:name="P15" style:family="paragraph" style:parent-style-name="Standard">
      <style:text-properties style:font-name="Ubuntu Condensed" officeooo:paragraph-rsid="0003c9c8"/>
    </style:style>
    <style:style style:name="P16" style:family="paragraph" style:parent-style-name="Standard">
      <style:text-properties style:font-name="Ubuntu Condensed" officeooo:rsid="0005df13" officeooo:paragraph-rsid="0005df13"/>
    </style:style>
    <style:style style:name="P17" style:family="paragraph" style:parent-style-name="Standard">
      <style:text-properties style:font-name="Ubuntu Condensed" style:text-underline-style="none" officeooo:rsid="0003c9c8" officeooo:paragraph-rsid="0003c9c8"/>
    </style:style>
    <style:style style:name="P18" style:family="paragraph" style:parent-style-name="Standard">
      <style:text-properties style:font-name="Ubuntu Condensed" style:text-underline-style="none" officeooo:rsid="0005df13" officeooo:paragraph-rsid="0005df1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d259"/>
    </style:style>
    <style:style style:name="T3" style:family="text">
      <style:text-properties officeooo:rsid="0003c9c8"/>
    </style:style>
    <style:style style:name="T4" style:family="text">
      <style:text-properties officeooo:rsid="0005d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rabajo práctico – MensajerO </text:p>
      <text:p text:style-name="P10"/>
      <text:p text:style-name="P8">Taller de Programación II (75.52) </text:p>
      <text:p text:style-name="P8">1º Cuatrimestre 2015 </text:p>
      <text:p text:style-name="P8"/>
      <text:p text:style-name="P8">Facultad de Ingeniería </text:p>
      <text:p text:style-name="P8">Universidad de Buenos Aires </text:p>
      <text:p text:style-name="P8"/>
      <text:p text:style-name="P3"/>
      <text:p text:style-name="P12">CRONOGRAMA</text:p>
      <text:p text:style-name="P2"/>
      <text:p text:style-name="P2"/>
      <text:p text:style-name="P2">Semana 1 <text:span text:style-name="T4">(12/03)</text:span></text:p>
      <text:p text:style-name="P16">Aún sin TP.</text:p>
      <text:p text:style-name="P1"/>
      <text:p text:style-name="P2">Semana 2 <text:span text:style-name="T4">(19/03)</text:span></text:p>
      <text:p text:style-name="P1"><text:span text:style-name="T2">Búsqueda, descarga y configuración </text:span>de las bibliotecas <text:span text:style-name="T2">y herramientas</text:span> <text:span text:style-name="T2">necesarias para el TP. C</text:span>omienzo de <text:span text:style-name="T2">familiarización</text:span> <text:span text:style-name="T2">con ellas, y con Android Studio.</text:span></text:p>
      <text:p text:style-name="P1"/>
      <text:p text:style-name="P2">Semana 3 <text:span text:style-name="T4">(26/03)</text:span></text:p>
      <text:p text:style-name="P1"><text:span text:style-name="T2">Instalación</text:span> de las bibliotecas y <text:span text:style-name="T2">configuración</text:span> de entorno<text:span text:style-name="T2">s</text:span> (<text:span text:style-name="T2">E</text:span>clipse y <text:span text:style-name="T2">A</text:span>ndriod <text:span text:style-name="T2">S</text:span>tudio).</text:p>
      <text:p text:style-name="P4">Configuración para correr desde consola con Cmake.</text:p>
      <text:p text:style-name="P5"><text:span text:style-name="T2">P</text:span>rimeros tests de las bibliotecas y <text:span text:style-name="T2">H</text:span>ello world! con <text:span text:style-name="T2">A</text:span>ndro<text:span text:style-name="T4">i</text:span>d <text:span text:style-name="T2">S</text:span>tudio.</text:p>
      <text:p text:style-name="P1"/>
      <text:p text:style-name="P2">Semana 4 <text:span text:style-name="T4">(02/04)</text:span></text:p>
      <text:p text:style-name="P5"><text:span text:style-name="T2">S</text:span>erializaci<text:span text:style-name="T2">ó</text:span>n <text:span text:style-name="T2">y deserialización </text:span>de paquete<text:span text:style-name="T2">s a enviar y recibir</text:span> en servidor.</text:p>
      <text:p text:style-name="P5"><text:span text:style-name="T2">Diseño de tablas y tipos de </text:span>acceso a la database con <text:span text:style-name="T2">R</text:span>ocksdb.</text:p>
      <text:p text:style-name="P5"><text:span text:style-name="T2">Configuración</text:span> para correr con <text:span text:style-name="T2">C</text:span>make.</text:p>
      <text:p text:style-name="P6">Cliente: <text:span text:style-name="T3">s</text:span>erializaci<text:span text:style-name="T2">ó</text:span>n <text:span text:style-name="T2">y deserialización </text:span>de paquete<text:span text:style-name="T2">s a enviar y recibir. Conexión con servidor http.</text:span></text:p>
      <text:p text:style-name="P1"/>
      <text:p text:style-name="P2">Semana 5 <text:span text:style-name="T4">(09/04)</text:span></text:p>
      <text:p text:style-name="P6"><text:span text:style-name="T2">Configuración</text:span> de <text:span text:style-name="T3">M</text:span>ongoose.</text:p>
      <text:p text:style-name="P6">Primera comunicación cliente-servidor. Operaciones básicas.</text:p>
      <text:p text:style-name="P16">Desarrollo de los servicios del Servidor.</text:p>
      <text:p text:style-name="P6">Pruebas con varios clientes.</text:p>
      <text:p text:style-name="P6"/>
      <text:p text:style-name="P2">Semana 6 <text:span text:style-name="T4">(16/04)</text:span></text:p>
      <text:p text:style-name="P7">Cliente con mas operaciones, mas completa la interfaz gráfica.</text:p>
      <text:p text:style-name="P1">Intercambio con el servidor de operaciones mas complejas.</text:p>
      <text:p text:style-name="P16">Desarrollo de los servicios del Servidor.</text:p>
      <text:p text:style-name="P1"/>
      <text:p text:style-name="P2">Semana 7 <text:span text:style-name="T4">(23/04)</text:span></text:p>
      <text:p text:style-name="P7">Cliente y servidor con funciones básicas andando y pulidas.</text:p>
      <text:p text:style-name="P16">Probar funcionamiento del servidor desde consola.</text:p>
      <text:p text:style-name="P16">Servidor en versión Beta.</text:p>
      <text:p text:style-name="P1"/>
      <text:p text:style-name="P2">Semana 8 <text:span text:style-name="T4">(30/04)</text:span></text:p>
      <text:p text:style-name="P7">Preentrega 1. <text:span text:style-name="T4">(Servidor Beta, Cliente con funciones básicas).</text:span></text:p>
      <text:p text:style-name="P7">Completar interfaz del cliente.</text:p>
      <text:p text:style-name="P1"/>
      <text:p text:style-name="P2">Semana 9 <text:span text:style-name="T4">(07/05)</text:span></text:p>
      <text:p text:style-name="P1"><text:soft-page-break/><text:span text:style-name="T3">A</text:span>rreglar observaciones de los ayudantes sobre la entrega de la semana 8.</text:p>
      <text:p text:style-name="P6"><text:span text:style-name="T3">C</text:span>omienzo de los manuales y <text:span text:style-name="T3">documentación</text:span> <text:span text:style-name="T3">de código fuente.</text:span></text:p>
      <text:p text:style-name="P7">Completar interfaz del cliente y mejorar su usabilidad.</text:p>
      <text:p text:style-name="P16">Análisis del uso de memoria RAM y Métricas.</text:p>
      <text:p text:style-name="P1"/>
      <text:p text:style-name="P2">Semana 10 <text:span text:style-name="T4">(14/05)</text:span></text:p>
      <text:p text:style-name="P6"><text:span text:style-name="T3">A</text:span>rreglar observaciones de los ayudantes sobre la entrega de la semana 8.</text:p>
      <text:p text:style-name="P6"><text:span text:style-name="T3">C</text:span>omienzo de los manuales y <text:span text:style-name="T3">documentación</text:span> <text:span text:style-name="T3">de código fuente.</text:span></text:p>
      <text:p text:style-name="P7">Completar interfaz del cliente y mejorar su usabilidad.</text:p>
      <text:p text:style-name="P16">Análisis del uso de memoria RAM y Métricas.</text:p>
      <text:p text:style-name="P1"/>
      <text:p text:style-name="P2">Semana 11 <text:span text:style-name="T4">(21/05)</text:span></text:p>
      <text:p text:style-name="P6"><text:span text:style-name="T3">A</text:span>rreglar observaciones de los ayudantes sobre la entrega de la semana 8.</text:p>
      <text:p text:style-name="P6"><text:span text:style-name="T3">C</text:span>omienzo de los manuales y <text:span text:style-name="T3">documentación</text:span> <text:span text:style-name="T3">de código fuente.</text:span></text:p>
      <text:p text:style-name="P7">Completar interfaz del cliente y mejorar su usabilidad.</text:p>
      <text:p text:style-name="P16">Análisis del uso de memoria RAM y Métricas.</text:p>
      <text:p text:style-name="P1"/>
      <text:p text:style-name="P2">Semana 12 <text:span text:style-name="T4">(28/05)</text:span></text:p>
      <text:p text:style-name="P6"><text:span text:style-name="T3">A</text:span>rreglar observaciones de los ayudantes sobre la entrega de la semana 8.</text:p>
      <text:p text:style-name="P6"><text:span text:style-name="T3">C</text:span>omienzo de los manuales y <text:span text:style-name="T3">documentación</text:span> <text:span text:style-name="T3">de código fuente.</text:span></text:p>
      <text:p text:style-name="P7">Completar interfaz del cliente y mejorar su usabilidad.</text:p>
      <text:p text:style-name="P16">Servidor versión final.</text:p>
      <text:p text:style-name="P16">Cliente versión beta.</text:p>
      <text:p text:style-name="P1"/>
      <text:p text:style-name="P2">Semana 1<text:span text:style-name="T3">3 (04/06)</text:span></text:p>
      <text:p text:style-name="P7">Preentrega 2. <text:span text:style-name="T4">(Servidor Final, Cliente Beta)</text:span></text:p>
      <text:p text:style-name="P1"/>
      <text:p text:style-name="P2">Semana 14 <text:span text:style-name="T4">(11/06)</text:span></text:p>
      <text:p text:style-name="P9"><text:span text:style-name="T3">A</text:span>rreglar observaciones de los ayudantes sobre la entrega de la semana <text:span text:style-name="T3">13, sobre cliente, servidor y manuales.</text:span></text:p>
      <text:p text:style-name="P1"/>
      <text:p text:style-name="P2">Semana 15 <text:span text:style-name="T4">(18/06)</text:span></text:p>
      <text:p text:style-name="P17">Arreglar observaciones de los ayudantes sobre la entrega de la semana 13, sobre cliente, servidor y manuales.</text:p>
      <text:p text:style-name="P18">Servidor versión final.</text:p>
      <text:p text:style-name="P18">Cliente versión final.</text:p>
      <text:p text:style-name="P1"/>
      <text:p text:style-name="P2">Semana 16 <text:span text:style-name="T4">(25/06)</text:span></text:p>
      <text:p text:style-name="P1">Entrega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5-03-29T21:39:17</meta:creation-date>
    <dc:date>2015-04-05T17:53:32.352066687</dc:date>
    <meta:editing-duration>PT54M41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66" meta:word-count="430" meta:character-count="2820" meta:non-whitespace-character-count="2450"/>
  </office:meta>
</office:document-meta>
</file>